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1efa" officeooo:paragraph-rsid="00021efa"/>
    </style:style>
    <style:style style:name="P2" style:family="paragraph" style:parent-style-name="Standard">
      <style:text-properties officeooo:rsid="0003c961" officeooo:paragraph-rsid="0003c961"/>
    </style:style>
    <style:style style:name="P3" style:family="paragraph" style:parent-style-name="Standard" style:list-style-name="L1">
      <style:text-properties officeooo:rsid="0003c961" officeooo:paragraph-rsid="0003c961"/>
    </style:style>
    <style:style style:name="P4" style:family="paragraph" style:parent-style-name="Standard" style:list-style-name="L1">
      <style:text-properties officeooo:paragraph-rsid="0003c961"/>
    </style:style>
    <style:style style:name="P5" style:family="paragraph" style:parent-style-name="Standard">
      <style:text-properties officeooo:rsid="0005534c" officeooo:paragraph-rsid="0005534c"/>
    </style:style>
    <style:style style:name="P6" style:family="paragraph" style:parent-style-name="Standard" style:list-style-name="L2">
      <style:text-properties officeooo:rsid="0005534c" officeooo:paragraph-rsid="0005534c"/>
    </style:style>
    <style:style style:name="P7" style:family="paragraph" style:parent-style-name="Standard" style:list-style-name="L2">
      <style:text-properties officeooo:paragraph-rsid="0005534c"/>
    </style:style>
    <style:style style:name="T1" style:family="text">
      <style:text-properties officeooo:rsid="0003c961"/>
    </style:style>
    <style:style style:name="T2" style:family="text">
      <style:text-properties officeooo:rsid="0005534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ommendation System Approach (commonly):</text:p>
      <text:p text:style-name="P1">-Naive approach (recommending popular items)</text:p>
      <text:p text:style-name="P1">-Collaborative approach (item-item or user-item matching)</text:p>
      <text:p text:style-name="P1">-Content based approach</text:p>
      <text:p text:style-name="P1"/>
      <text:p text:style-name="P2">Recommendation System Usage:</text:p>
      <text:list xml:id="list3865326629911157120" text:style-name="L1">
        <text:list-item>
          <text:p text:style-name="P4"><text:span text:style-name="T1">Increase the number of items sold</text:span></text:p>
          <text:p text:style-name="P3">In general, we can say that from the service provider’s point of view, the primary goal for introducing a RS is to increase the conversion rate, i.e., the number of users that accept the recommendation and consume an item, compared to the number of simple visitors that just browse through the information.</text:p>
        </text:list-item>
        <text:list-item>
          <text:p text:style-name="P3">Sell more diverse items</text:p>
          <text:p text:style-name="P3">to enable the user to select items that might be hard to find without a precise recommendation.</text:p>
        </text:list-item>
        <text:list-item>
          <text:p text:style-name="P3">Increase the user satisfaction</text:p>
          <text:p text:style-name="P3">The combination of effective, i.e., accurate recommendations and a usable interface (interesting, relevant and, with a properly designed human-computer interaction) will increase the user’s subjective evaluation of the system.</text:p>
        </text:list-item>
        <text:list-item>
          <text:p text:style-name="P3">Increase user fidelity</text:p>
          <text:p text:style-name="P3">A user should be loyal to a Web site which, when visited, recognizes the old customer and treats him as a valuable visitor. This is a normal feature of a RS since many RSs compute recommendations, leveraging the information acquired from the user in previous interactions, e.g., her ratings of items. Consequently, the longer the user interacts with the site, the more refined her user model becomes, i.e., the system representation of the user’s preferences, and the more the recommender output can be effectively customized to match the user’s preferences.</text:p>
        </text:list-item>
        <text:list-item>
          <text:p text:style-name="P3">Better understand what the user wants</text:p>
          <text:p text:style-name="P3">Another important function of a RS, which can be leveraged to many other applications, is the description of the user’s preferences, either collected explicitly or predicted by the system. The service provider may then decide to re-use this knowledge for a number of other goals such as improving the management of the item’s stock or production. For instance, in the travel domain, destination management organizations can decide to advertise a specific region to new customer sectors or advertise a particular type of promotional message derived by analyzing the data collected by the RS (transactions of the users).</text:p>
        </text:list-item>
      </text:list>
      <text:p text:style-name="P2"/>
      <text:p text:style-name="P2"/>
      <text:p text:style-name="P5">Herlocker et al. [25], in a paper that has become a classical reference in this field, define eleven popular tasks that a RS can assist in implementing. Some may be considered as the main or core tasks that are normally associated with a RS, i.e., to offer suggestions for items that may be useful to a user. Others might be considered as more “opportunistic” ways to exploit a RS. As a matter of fact, this task differentiation is very similar to what happens with a search engine, Its primary</text:p>
      <text:p text:style-name="P5">function is to locate documents that are relevant to the user’s information need, but it can also be used to check the importance of a Web page (looking at the position of the page in the result list of a query) or to discover the various usages of a word in a collection of documents.</text:p>
      <text:p text:style-name="P5"/>
      <text:list xml:id="list4624000374048765660" text:style-name="L2">
        <text:list-item>
          <text:p text:style-name="P7"><text:span text:style-name="T2">Find Some Good Items: Recommend to a user some items as a ranked list along with predictions of how much the user would like them (e.g., on a one- to five-star scale). This is the main recommendation task that many commercial systems address (see, for instance, Chapter 9). Some systems do not show the predicted rating.</text:span></text:p>
        </text:list-item>
        <text:list-item>
          <text:p text:style-name="P7"><text:span text:style-name="T2">Find all good items: Recommend all the items that can satisfy some user needs. In such cases it is insufficient to just find some good items. This is especially true when the number of items is relatively small or when the RS is mission-critical, such as in medical or financial </text:span><text:soft-page-break/><text:span text:style-name="T2">applications. In these situations, in addition to the benefit derived from carefully examining all the possibilities, the user may also benefit from the RS ranking of these items or from additional explanations that the RS generates.</text:span></text:p>
        </text:list-item>
        <text:list-item>
          <text:p text:style-name="P7"><text:span text:style-name="T2">Annotation in context: Given an existing context, e.g., a list of items, emphasize some of them depending on the user’s long-term preferences. For example, a TV recommender system might annotate which TV shows displayed in the electronic program guide (EPG) are worth watching (Chapter 18 provides interesting examples of this task).</text:span></text:p>
        </text:list-item>
        <text:list-item>
          <text:p text:style-name="P7"><text:span text:style-name="T2">Recommend a sequence: Instead of focusing on the generation of a single recommendation, the idea is to recommend a sequence of items that is pleasing as a whole. Typical examples include recommending a TV series; a book on Rss after having recommended a book on data mining; or a compilation of musical tracks [99], [39].</text:span></text:p>
        </text:list-item>
        <text:list-item>
          <text:p text:style-name="P7"><text:span text:style-name="T2">Recommend a bundle: Suggest a group of items that fits well together. For instance a travel plan may be composed of various attractions, destinations, and accommodation services that are located in a delimited area. From the point of view of the user these various alternatives can be considered and selected as a single travel destination [87].</text:span></text:p>
        </text:list-item>
        <text:list-item>
          <text:p text:style-name="P6">Just browsing: In this task, the user browses the catalog without any imminent intention of purchasing an item. The task of the recommender is to help the user to browse the items that are more likely to fall within the scope of the user’s interests for that specific browsing session. This is a task that has been also supported by adaptive hypermedia techniques [23]. </text:p>
        </text:list-item>
        <text:list-item>
          <text:p text:style-name="P6">Find credible recommender: Some users do not trust recommender systems thus they play with them to see how good they are in making recommendations. Hence, some system may also offer specific functions to let the users test its behavior in addition to those just required for obtaining recommendations.</text:p>
        </text:list-item>
        <text:list-item>
          <text:p text:style-name="P6">Improve the profile: This relates to the capability of the user to provide (input) information to the recommender system about what he likes and dislikes. This is a fundamental task that is strictly necessary to provide personalized recommendations. If the system has no specific knowledge about the active user then it can only provide him with the same recommendations that would be delivered to an “average” user.</text:p>
        </text:list-item>
        <text:list-item>
          <text:p text:style-name="P6">Express self: Some users may not care about the recommendations at all. Rather, what it is important to them is that they be allowed to contribute with their ratings and express their opinions and beliefs. The user satisfaction for that activity can still act as a leverage for holding the user tightly to the application (as we mentioned above in discussing the service provider’s motivations).</text:p>
        </text:list-item>
        <text:list-item>
          <text:p text:style-name="P6">Help others: Some users are happy to contribute with information, e.g., their evaluation of items (ratings), because they believe that the community benefits from their contribution. This could be a major motivation for entering information into a recommender system that is not used routinely. For instance, with a car RS, a user, who has already bought her new car is aware that the rating entered in the system is more likely to be useful for other users rather than for the next time she will buy a car.</text:p>
        </text:list-item>
        <text:list-item>
          <text:p text:style-name="P6">Influence others: In Web-based RSs, there are users whose main goal is to explicitly influence other users into purchasing particular products. As a matter of fact, there are also some malicious users that may use the system just to promote or penalize certain items (see Chapter 2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22:56:04.380704339</meta:creation-date>
    <dc:date>2018-02-05T23:12:05.179785036</dc:date>
    <meta:editing-duration>PT16M1S</meta:editing-duration>
    <meta:editing-cycles>3</meta:editing-cycles>
    <meta:generator>LibreOffice/5.1.6.2$Linux_X86_64 LibreOffice_project/10m0$Build-2</meta:generator>
    <meta:document-statistic meta:table-count="0" meta:image-count="0" meta:object-count="0" meta:page-count="2" meta:paragraph-count="28" meta:word-count="1177" meta:character-count="7046" meta:non-whitespace-character-count="5917"/>
  </office:meta>
</office:document-meta>
</file>